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1" fo:font-size="20pt" officeooo:rsid="001b83ab" officeooo:paragraph-rsid="001b83ab" style:font-size-asian="17.5pt" style:font-size-complex="20pt"/>
    </style:style>
    <style:style style:name="P2" style:family="paragraph" style:parent-style-name="Standard">
      <style:text-properties style:font-name="Arial1" fo:font-size="20pt" officeooo:paragraph-rsid="001b83ab" style:font-size-asian="17.5pt" style:font-size-complex="20pt"/>
    </style:style>
    <style:style style:name="P3" style:family="paragraph">
      <loext:graphic-properties draw:fill-color="#000000"/>
      <style:paragraph-properties fo:text-align="center"/>
    </style:style>
    <style:style style:name="T1" style:family="text">
      <style:text-properties officeooo:rsid="001b83ab"/>
    </style:style>
    <style:style style:name="gr1" style:family="graphic">
      <style:graphic-properties draw:marker-end="Arrow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line text:anchor-type="paragraph" draw:z-index="0" draw:name="Shape2" draw:style-name="gr1" draw:text-style-name="P3" svg:x1="3.171cm" svg:y1="0.594cm" svg:x2="4.785cm" svg:y2="1.705cm"><text:p/></draw:line><draw:line text:anchor-type="paragraph" draw:z-index="1" draw:name="Shape1" draw:style-name="gr1" draw:text-style-name="P3" svg:x1="2.245cm" svg:y1="0.727cm" svg:x2="0.605cm" svg:y2="1.971cm"><text:p/></draw:line><text:tab/><text:tab/><text:span text:style-name="T1">a<text:tab/><text:tab/><text:tab/></text:span></text:p>
      <text:p text:style-name="P2"><draw:line text:anchor-type="paragraph" draw:z-index="2" draw:name="Shape3" draw:style-name="gr1" draw:text-style-name="P3" svg:x1="2.801cm" svg:y1="2.244cm" svg:x2="2.748cm" svg:y2="0.101cm"><text:p/></draw:line></text:p>
      <text:p text:style-name="P1"><draw:line text:anchor-type="paragraph" draw:z-index="5" draw:name="Shape6" draw:style-name="gr1" draw:text-style-name="P3" svg:x1="0.87cm" svg:y1="0.665cm" svg:x2="4.654cm" svg:y2="0.586cm"><text:p/></draw:line>b<text:tab/><text:tab/><text:tab/><text:tab/>c</text:p>
      <text:p text:style-name="P1"><draw:line text:anchor-type="paragraph" draw:z-index="3" draw:name="Shape4" draw:style-name="gr1" draw:text-style-name="P3" svg:x1="3.198cm" svg:y1="1.256cm" svg:x2="4.786cm" svg:y2="0.012cm"><text:p/></draw:line><draw:line text:anchor-type="paragraph" draw:z-index="4" draw:name="Shape5" draw:style-name="gr1" draw:text-style-name="P3" svg:x1="2.245cm" svg:y1="1.283cm" svg:x2="0.552cm" svg:y2="0.092cm"><text:p/></draw:line><draw:line text:anchor-type="paragraph" draw:z-index="7" draw:name="Shape8" draw:style-name="gr1" draw:text-style-name="P3" svg:x1="0.314cm" svg:y1="0.356cm" svg:x2="2.378cm" svg:y2="3.372cm"><text:p/></draw:line><draw:line text:anchor-type="paragraph" draw:z-index="8" draw:name="Shape9" draw:style-name="gr1" draw:text-style-name="P3" svg:x1="5.209cm" svg:y1="0.171cm" svg:x2="3.145cm" svg:y2="3.372cm"><text:p/></draw:line></text:p>
      <text:p text:style-name="P1"><text:tab/><text:tab/>d</text:p>
      <text:p text:style-name="P1"><draw:line text:anchor-type="paragraph" draw:z-index="6" draw:name="Shape7" draw:style-name="gr1" draw:text-style-name="P3" svg:x1="2.748cm" svg:y1="0.109cm" svg:x2="2.774cm" svg:y2="1.617cm"><text:p/></draw:line></text:p>
      <text:p text:style-name="P1"><text:tab/><text:tab/></text:p>
      <text:p text:style-name="P1"><text:tab/><text:tab/>e</text:p>
      <text:p text:style-name="P1"/>
      <text:p text:style-name="P1">Tasks order:</text:p>
      <text:p text:style-name="P1">d→a→b→c→e</text:p>
      <text:p text:style-name="P1">a→b→c</text:p>
      <text:p text:style-name="P1">b→c→e</text:p>
      <text:p text:style-name="P1">c→e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9-14T12:45:26.587000000</meta:creation-date>
    <dc:date>2022-09-14T12:50:13.281000000</dc:date>
    <meta:editing-duration>PT4M46S</meta:editing-duration>
    <meta:editing-cycles>1</meta:editing-cycles>
    <meta:document-statistic meta:table-count="0" meta:image-count="0" meta:object-count="0" meta:page-count="1" meta:paragraph-count="10" meta:word-count="11" meta:character-count="54" meta:non-whitespace-character-count="38"/>
    <meta:generator>LibreOffice/6.4.0.3$Windows_X86_64 LibreOffice_project/b0a288ab3d2d4774cb44b62f04d5d28733ac6df8</meta:generator>
  </office:meta>
</office:document-meta>
</file>